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e système tégumentaire.</text:p>
      <text:p text:style-name="Normal">• Les fonctions du système tégumentaire.</text:p>
      <text:p text:style-name="Normal">• La structure de la peau.</text:p>
      <text:p text:style-name="Normal">• Les annexes cutanées.</text:p>
      <text:p text:style-name="Normal">• La physiologie de la peau.</text:p>
      <text:p text:style-name="Normal">• Exercices corrigés.</text:p>
      <text:p text:style-name="Normal">Le système tégumentaire comprend la peau ou tégument, e des structures annexes (poils, glandes,</text:p>
      <text:p text:style-name="Normal">ongles). Ce système représente environ 7% du poids du corps et constitue une interface</text:p>
      <text:p text:style-name="Normal">dynamique entre le corps et le milieu extérieur.</text:p>
      <text:p text:style-name="Normal">Les fonctions du système tégumentaire.</text:p>
      <text:p text:style-name="Normal">Le système tégumentaire remplit des fonctions de protection physique, de régularisation hydrique,</text:p>
      <text:p text:style-name="Normal">de régularisation de la température corporelle, d'absorption, de synthèse, de récepteur sensoriel et</text:p>
      <text:p text:style-name="Normal">de communication. La peau est une barrière physique à la plupart des microorganismes, à l'eau, et</text:p>
      <text:p text:style-name="Normal">à une grande partie des rayons UV. L'acidité (pH 4,0 à 6,8) de la surface de la peau empêche le</text:p>
      <text:p text:style-name="Normal">développement de la plupart des pathogènes. La peau protège le corps de la déshydratation dans</text:p>
      <text:p text:style-name="Normal">les environnements secs et empêche l'absorption de l'eau lorsque le corps est immergé dans</text:p>
      <text:p text:style-name="Normal">l'eau.</text:p>
      <text:p text:style-name="Normal">Les effets antagonistes du frisson et de la sudation, ainsi que la vasoconstriction et la</text:p>
      <text:p text:style-name="Normal">vasodilatation des vaisseaux de la peau, permettent le maintint d'une température corporelle</text:p>
      <text:p text:style-name="Normal">normale de 37 degré C. La peau absorbe de petites quantités de rayonnements UV nécessaires à la</text:p>
      <text:p text:style-name="Normal">synthèse de la vitamine D. Il est important de noter que certaines toxines et certains pesticides</text:p>
      <text:p text:style-name="Normal">peuvent franchir la barrière cutanée et pénétrer dans l'organisme. La peau synthétise la mélanine</text:p>
      <text:p text:style-name="Normal">33</text:p>
      <text:p text:style-name="Normal">(un pigment protecteur) et la kératine (une protéine qui a un rôle de protection). La peau comporte</text:p>
      <text:p text:style-name="Normal">de nombreux récepteurs sensoriels, particulièrement au niveau de certaines parties du visage, au</text:p>
      <text:p text:style-name="Normal">niveau de la paume et des doigts des mains, de la plante des pieds, et des parties génitales. Le</text:p>
      <text:p text:style-name="Normal">système tégumentaire fonctionne en coordination avec d'autres systèmes comme le système</text:p>
      <text:p text:style-name="Normal">circulatoire, le système immunitaire, et le système nerveux.</text:p>
      <text:p text:style-name="Normal">La structure de la peau.</text:p>
      <text:p text:style-name="Normal">•SAVOIR .</text:p>
      <text:p text:style-name="Normal">Les couches de la peau, de l'extérieur vers l'intérieure du corps, sont :</text:p>
      <text:soft-page-break/>
      <text:p text:style-name="Normal">L'épiderme.</text:p>
      <text:p text:style-name="Normal">Le derme et l'hypoderme.</text:p>
      <text:p text:style-name="Normal">L'épiderme, externe est composé d'un épithélium pavimenteux stratifié qui comprend 30à 50</text:p>
      <text:p text:style-name="Normal">strates de cellules. Cette couche de cellules est avasculaire et sur sa partie la plus externe est</text:p>
      <text:p text:style-name="Normal">constituée de cellules mortes, kératinisés qui forment de la corne. L'épiderme comprend cinq</text:p>
      <text:p text:style-name="Normal">couches, structurales et fonctionnelles, ou strates, de la plus superficielle à la plus profonde, la</text:p>
      <text:p text:style-name="Normal">couche cornée (stratum corneum), la couche claire (stratum lucidum) , la couche granuleuse</text:p>
      <text:p text:style-name="Normal">(stratum granulosum), la couche de cellules à épines (stratum spinosum), et la couche basale</text:p>
      <text:p text:style-name="Normal">(stratum basale).</text:p>
      <text:p text:style-name="Normal">34</text:p>
      <text:p text:style-name="Normal">La couche basale s'étend sur la membrane basale du tissu épithélial, à proximité du flux</text:p>
      <text:p text:style-name="Normal">sanguin sous jacent. Des mitoses se produisent principalement dans la couche basale profonde</text:p>
      <text:p text:style-name="Normal">et à un degré moindre dans la couche de cellules à épines. Au fur et à mesure des divisions,</text:p>
      <text:p text:style-name="Normal">seule la moitié des cellules formées reste au contact du derme. L'autre moitié qui s'éloigne</text:p>
      <text:p text:style-name="Normal">des zones vascularisées sous jacentes, n'est plus alimentée et meurt.</text:p>
      <text:p text:style-name="Normal">Au court de leur trajet vers la surface, certaines cellules spécialisées, les kératinocytes se</text:p>
      <text:p text:style-name="Normal">remplissent de kératine (c'est la kératinisation), une protéine qui renforce la peau et la rend</text:p>
      <text:p text:style-name="Normal">imperméable à l'eau, et toutes les cellules deviennent aplaties et squameuses. La couche des</text:p>
      <text:p text:style-name="Normal">cellules mortes de l'épiderme à un rôle tampon entre le corps et l'environnement extérieur.</text:p>
      <text:p text:style-name="Normal">A l'intérieur de la couche basale et de la couche de cellules épineuses, se trouvent des</text:p>
      <text:p text:style-name="Normal">cellules, les mélanocytes qui produisent un pigment brun foncé, la mélanine. La quantité de</text:p>
      <text:p text:style-name="Normal">mélanine produite varie selon les groupes ethniques. Les autres pigments qui participent à la</text:p>
      <text:p text:style-name="Normal">coloration de la peau sont le carotène, un pigment jaune de cellules épidermiques, et</text:p>
      <text:p text:style-name="Normal">l'hémoglobine, un pigment des globules rouges, qui fixe l'oxygène.</text:p>
      <text:p text:style-name="Normal">Le derme, épais, situé plus en profondeur, est composé de tissu conjonctif richement</text:p>
      <text:p text:style-name="Normal">vascularisé, de cellules vivantes et de nombreuses fibres élastiques, de réticuline et de</text:p>
      <text:p text:style-name="Normal">collagène. Le derme comprend également de nombreuses glandes sudoripares, sébacées, et de</text:p>
      <text:p text:style-name="Normal">follicules pileux, ainsi que des récepteurs sensoriels à la chaleur, au froid et au toucher, à la</text:p>
      <text:p text:style-name="Normal">pression et à la douleur. Le derme est composé de deux couches, la zone papillaire au contact</text:p>
      <text:p text:style-name="Normal">de l'épiderme et plus en profondeur, au contact de l'hypoderme, une couche épaisse, la zone</text:p>
      <text:p text:style-name="Normal">réticulaire.</text:p>
      <text:soft-page-break/>
      <text:p text:style-name="Normal">L'hypoderme (tissu sous cutané) qui n'est pas considéré comme une couche séparée, est</text:p>
      <text:p text:style-name="Normal">constituée de tissu lâche (aréolaire), de tissu adipeux, et de vaisseaux sanguins et</text:p>
      <text:p text:style-name="Normal">lymphatiques. L'hypoderme est renforcé par des fibres de collagène et d'élastine.</text:p>
      <text:p text:style-name="Normal">L'hypoderme relie le derme aux organes sous jacents, stocke des lipides, à un rôle d'isolation</text:p>
      <text:p text:style-name="Normal">et constitue une sorte de rembourrage pour le corps. Il régule également la température du</text:p>
      <text:p text:style-name="Normal">corps par des mécanismes autonomes de vasoconstriction et de vasodilatation.</text:p>
      <text:p text:style-name="Normal">35</text:p>
      <text:p text:style-name="Normal">Les structures annexes de la peau.</text:p>
      <text:p text:style-name="Normal">Les poils, les ongles, et les trois sortes de glandes exocrines sont formés à partir de</text:p>
      <text:p text:style-name="Normal">l'épiderme. Ces structures dérivent de cellules germinales de l'épithélium embryonnaire qui</text:p>
      <text:p text:style-name="Normal">se développent dans le derme vascularisé ou elles reçoivent un support mécanique et ou elles</text:p>
      <text:p text:style-name="Normal">sont alimentées.</text:p>
      <text:p text:style-name="Normal">Le follicule pileux est une couche d'épithélium germinal qui s'est développé à l'intérieur du</text:p>
      <text:p text:style-name="Normal">derme (figure 5 .2). L'activité mitotique du follicule pileux est responsable de la croissance du</text:p>
      <text:p text:style-name="Normal">poil.</text:p>
      <text:p text:style-name="Normal">La tige du poil est la partie morte que l'on voit, qui émerge du follicule ; la racine du poil du</text:p>
      <text:p text:style-name="Normal">poil est la partie vivante du poil à l'intérieur du follicule pileux ; et le bulbe du poil est la base</text:p>
      <text:p text:style-name="Normal">élargie de la racine du poil qui reçoit les nutriments et qui est entourée de récepteurs</text:p>
      <text:p text:style-name="Normal">sensoriels. Au microscope, la couche de cuticule externe kératinisée apparait écailleuse. La</text:p>
      <text:p text:style-name="Normal">coloration différente des poils est due à leur contenu variable en mélanine. Au niveau de</text:p>
      <text:p text:style-name="Normal">chaque follicule pileux un muscle arrecteur (muscle lisse) dont la réponse involontaire à des</text:p>
      <text:p text:style-name="Normal">stimuli thermiques ou psychologiques provoque le redressement du poil. Les cheveux et les</text:p>
      <text:p text:style-name="Normal">sourcils sont une protection contre la lumière, les poils des narines et les cils protègent des</text:p>
      <text:p text:style-name="Normal">particules de l'air. Les poils jouent un rôle secondaire pour différencier les sexes dans</text:p>
      <text:p text:style-name="Normal">l'attraction sexuelle.</text:p>
      <text:p text:style-name="Normal">36</text:p>
      <text:p text:style-name="Normal">Les ongles sont formés par le durcissement de la couche cornée transparente de l'épiderme.</text:p>
      <text:p text:style-name="Normal">Les ongles protègent les doigts et permettent la pression de petits objets. Tous les reptiles, les</text:p>
      <text:p text:style-name="Normal">oiseaux et les mammifères possèdent des sortes de manchons solides (griffe, serre, sabot ou</text:p>
      <text:p text:style-name="Normal">ongle) qui protègent les phalanges terminales.</text:p>
      <text:p text:style-name="Normal">Il existe trois sortes de glandes exocrines formées à partir de l'épiderme.</text:p>
      <text:soft-page-break/>
      <text:p text:style-name="Normal">• Les glandes sébacées sécrètent une substance huileuse et acide, le sébum. Il lubrifie et</text:p>
      <text:p text:style-name="Normal">imperméabilise la peau.</text:p>
      <text:p text:style-name="Normal">• Les glandes sudoripares produisent la sueur.</text:p>
      <text:p text:style-name="Normal">- Les glandes eccrines, abondantes sur le front, le dos, la paume des mains et la</text:p>
      <text:p text:style-name="Normal">plante des pieds, ont un rôle dans le refroidissement par évaporation.</text:p>
      <text:p text:style-name="Normal">- Les glandes apocrines, dans les régions axillaires et au niveau du pubis, ont un</text:p>
      <text:p text:style-name="Normal">rôle dans l'attraction sexuelle à partir de la puberté.</text:p>
      <text:p text:style-name="Normal">• Les glandes mammaires sont des glandes sudoripares spécialisées situées dans les</text:p>
      <text:p text:style-name="Normal">seins des femmes. Elles secrètent du lait sous l'action d'hormones.</text:p>
      <text:p text:style-name="Normal">La physiologie de la peau</text:p>
      <text:p text:style-name="Normal">Tableau 5.1 Résumé de la physiologie de la peau.</text:p>
      <text:p text:style-name="Normal">Fonction.</text:p>
      <text:p text:style-name="Normal">-Déshydratation.</text:p>
      <text:p text:style-name="Normal">-Agressions mécaniques.</text:p>
      <text:p text:style-name="Normal">-Pathogènes.</text:p>
      <text:p text:style-name="Normal">-UV.</text:p>
      <text:p text:style-name="Normal">-Perte de sang.</text:p>
      <text:p text:style-name="Normal">-Synthèse de pigments et vitamine D.</text:p>
      <text:p text:style-name="Normal">-Thermorégularisation par vasodilatation,</text:p>
      <text:p text:style-name="Normal">vasoconstriction, sueur et frisson.</text:p>
      <text:p text:style-name="Normal">-Absorption d'O2, de CO2, des vitamines</text:p>
      <text:p text:style-name="Normal">liposolubles (A, D, E et K) : de certaines</text:p>
      <text:p text:style-name="Normal">hormones stéroïdes et de certaines substances</text:p>
      <text:p text:style-name="Normal">toxiques.</text:p>
      <text:p text:style-name="Normal">Elimination de déchets : sels, eau et urée.</text:p>
      <text:p text:style-name="Normal">Récepteurs sensoriels du toucher, de la</text:p>
      <text:p text:style-name="Normal">température, de la douleur, de la pression et</text:p>
      <text:p text:style-name="Normal">du pincement.</text:p>
      <text:p text:style-name="Normal">Site.</text:p>
      <text:p text:style-name="Normal">Epiderme.</text:p>
      <text:p text:style-name="Normal">Epiderme et derme.</text:p>
      <text:soft-page-break/>
      <text:p text:style-name="Normal">Epiderme et derme.</text:p>
      <text:p text:style-name="Normal">Derme et hypoderme.</text:p>
      <text:p text:style-name="Normal">Epiderme, derme et hypoderme.</text:p>
      <text:p text:style-name="Normal">Epiderme et derme.</text:p>
      <text:p text:style-name="Normal">Epiderme, derme et hypoderme.</text:p>
      <text:p text:style-name="Normal">37</text:p>
      <text:p text:style-name="Normal">EXERCICES.</text:p>
      <text:p text:style-name="Normal">1. Vrai ou faux ?</text:p>
      <text:p text:style-name="Normal">a) La peau est le tissu le plus étendu du corps, et représente 7% du poids du corps ?</text:p>
      <text:p text:style-name="Normal">b) Les cellules de toutes les couches de l'épiderme, sauf la couche cornée constituée</text:p>
      <text:p text:style-name="Normal">de cellules mortes, présentent une activité mitotique, et sont remplacées en</text:p>
      <text:p text:style-name="Normal">permanence.</text:p>
      <text:p text:style-name="Normal">c) Les glandes mammaires sont des glandes sébacées modifiées qui subissent une</text:p>
      <text:p text:style-name="Normal">préparation hormonale pour la lactation au moment de la naissance du bébé.</text:p>
      <text:p text:style-name="Normal">2. Compléter :</text:p>
      <text:p text:style-name="Normal">a) Le derme de la peau est composé d'une couche supérieure,Å et d'une couche plus</text:p>
      <text:p text:style-name="Normal">profondeÅ</text:p>
      <text:p text:style-name="Normal">b) L'épiderme de la peau est constitué d'un épithéliumÅ</text:p>
      <text:p text:style-name="Normal">SOLUTIONS.</text:p>
      <text:p text:style-name="Normal">1. a) Vrai ; b) faux ; c) faux.</text:p>
      <text:p text:style-name="Normal">2. a) La zone papillaire, la zone réticulaire.</text:p>
      <text:p text:style-name="Normal">b) Pavimenteux stratifié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p</dc:creator>
    <meta:creation-date>2024-12-11T10:42:00Z</meta:creation-date>
    <dc:date>2024-12-11T10:42:00Z</dc:date>
    <meta:template xlink:href="Normal.dotm" xlink:type="simple"/>
    <meta:editing-cycles>1</meta:editing-cycles>
    <meta:editing-duration>PT0S</meta:editing-duration>
    <meta:document-statistic meta:page-count="5" meta:paragraph-count="17" meta:word-count="1360" meta:character-count="8825" meta:row-count="62" meta:non-whitespace-character-count="7482"/>
  </office:meta>
</office:document-meta>
</file>